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rsid="00093853" officeooo:paragraph-rsid="000b2020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 style:writing-mode="lr-tb">
        <style:tab-stops>
          <style:tab-stop style:position="2.09cm"/>
        </style:tab-stops>
      </style:paragraph-properties>
      <style:text-properties fo:font-style="normal" style:text-underline-style="solid" style:text-underline-width="auto" style:text-underline-color="font-color" fo:font-weight="bold" officeooo:rsid="0010a802" officeooo:paragraph-rsid="0010a802" style:font-style-asian="normal" style:font-weight-asian="bold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 style:writing-mode="lr-tb">
        <style:tab-stops>
          <style:tab-stop style:position="2.09cm"/>
        </style:tab-stops>
      </style:paragraph-properties>
      <style:text-properties fo:font-style="normal" style:text-underline-style="solid" style:text-underline-width="auto" style:text-underline-color="font-color" fo:font-weight="bold" officeooo:rsid="00120fcf" officeooo:paragraph-rsid="00120fcf" style:font-style-asian="normal" style:font-weight-asian="bold" style:font-style-complex="normal" style:font-weight-complex="bold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1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fo:font-style="italic" style:text-underline-style="none" fo:font-weight="normal" officeooo:rsid="0010a802" officeooo:paragraph-rsid="0010a802" style:font-style-asian="italic" style:font-weight-asian="normal" style:font-style-complex="italic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style="italic" style:text-underline-style="solid" style:text-underline-width="auto" style:text-underline-color="font-color" fo:font-weight="bold" officeooo:rsid="000d7795" officeooo:paragraph-rsid="000d7795" style:font-style-asian="italic" style:font-weight-asian="bold" style:font-style-complex="italic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2.09cm"/>
        </style:tab-stops>
      </style:paragraph-properties>
      <style:text-properties fo:font-style="italic" style:text-underline-style="solid" style:text-underline-width="auto" style:text-underline-color="font-color" fo:font-weight="bold" officeooo:rsid="0010a802" officeooo:paragraph-rsid="0010a802" style:font-style-asian="italic" style:font-weight-asian="bold" style:font-style-complex="italic" style:font-weight-complex="bold"/>
    </style:style>
    <style:style style:name="P8" style:family="paragraph" style:parent-style-name="Standard" style:master-page-name="">
      <loext:graphic-properties draw:fill="none"/>
      <style:paragraph-properties fo:margin-left="1.499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fo:font-style="italic" style:text-underline-style="solid" style:text-underline-width="auto" style:text-underline-color="font-color" fo:font-weight="bold" officeooo:rsid="0010a802" officeooo:paragraph-rsid="0010a802" style:font-style-asian="italic" style:font-weight-asian="bold" style:font-style-complex="italic" style:font-weight-complex="bold"/>
    </style:style>
    <style:style style:name="P9" style:family="paragraph" style:parent-style-name="Standard" style:master-page-name="">
      <loext:graphic-properties draw:fill="none"/>
      <style:paragraph-properties fo:margin-left="1.499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fo:font-style="normal" style:text-underline-style="none" fo:font-weight="normal" officeooo:rsid="000d7795" officeooo:paragraph-rsid="000d7795" style:font-style-asian="normal" style:font-weight-asian="normal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1.499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2.09cm"/>
        </style:tab-stops>
      </style:paragraph-properties>
      <style:text-properties fo:font-style="normal" style:text-underline-style="none" fo:font-weight="normal" officeooo:rsid="0010a802" officeooo:paragraph-rsid="0010a802" style:font-style-asian="normal" style:font-weight-asian="normal" style:font-style-complex="normal" style:font-weight-complex="normal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b2020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bd7f6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d7795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0f64af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2c97d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<draw:frame draw:style-name="fr1" draw:name="Object7" text:anchor-type="as-char" svg:y="-0.377cm" svg:width="0.201cm" svg:height="0.467cm" draw:z-index="1"><draw:object xlink:href="./Object 7" xlink:type="simple" xlink:show="embed" xlink:actuate="onLoad"/><draw:image xlink:href="./ObjectReplacements/Object 7" xlink:type="simple" xlink:show="embed" xlink:actuate="onLoad"/></draw:frame></text:span><text:span text:style-name="T1">3.4 Метод итераций (метод последовательных приближений)</text:span></text:p>
      <text:p text:style-name="P1"><text:span text:style-name="T2">Этот метод предназначен для нахождения корня уравнения</text:span><text:span text:style-name="T2"><draw:frame draw:style-name="fr1" draw:name="Object2" text:anchor-type="as-char" svg:y="-0.386cm" svg:width="1.549cm" svg:height="0.506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3">на отрезке </text:span><text:span text:style-name="T3"><draw:frame draw:style-name="fr1" draw:name="Object3" text:anchor-type="as-char" svg:y="-0.377cm" svg:width="1.141cm" svg:height="0.482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3">, где функция </text:span><text:span text:style-name="T3"><draw:frame draw:style-name="fr1" draw:name="Object1" text:anchor-type="as-char" svg:y="-0.386cm" svg:width="0.984cm" svg:height="0.50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 непрерывна.</text:span></text:p>
      <text:p text:style-name="P2"><text:span text:style-name="T3">Заменим уравнение</text:span><text:span text:style-name="T4"><draw:frame draw:style-name="fr1" draw:name="Object5" text:anchor-type="as-char" svg:y="-0.386cm" svg:width="1.549cm" svg:height="0.506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равносильным ему </text:span><text:span text:style-name="T4">ур-нием</text:span><text:span text:style-name="T4"><draw:frame draw:style-name="fr1" draw:name="Object4" text:anchor-type="as-char" svg:y="-0.386cm" svg:width="1.639cm" svg:height="0.506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(1). </text:span><text:span text:style-name="T5">Выберем любую точку</text:span><text:span text:style-name="T5"><draw:frame draw:style-name="fr1" draw:name="Object6" text:anchor-type="as-char" svg:y="-0.386cm" svg:width="1.774cm" svg:height="0.542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5">- получим числовую последовательность</text:span><text:span text:style-name="T5"><draw:frame draw:style-name="fr1" draw:name="Object8" text:anchor-type="as-char" svg:y="-0.386cm" svg:width="2.242cm" svg:height="0.54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5">.</text:span><text:span text:style-name="T6"> Если эта последовательность сходится, то её предел — корень уравнения</text:span><text:span text:style-name="T6"><draw:frame draw:style-name="fr1" draw:name="Object9" text:anchor-type="as-char" svg:y="-0.386cm" svg:width="1.549cm" svg:height="0.506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6">.</text:span></text:p>
      <text:p text:style-name="P6">Теорема:</text:p>
      <text:p text:style-name="P9">Пусть на<draw:frame draw:style-name="fr1" draw:name="Object10" text:anchor-type="as-char" svg:y="-0.377cm" svg:width="1.141cm" svg:height="0.482cm" draw:z-index="9"><draw:object xlink:href="./Object 10" xlink:type="simple" xlink:show="embed" xlink:actuate="onLoad"/><draw:image xlink:href="./ObjectReplacements/Object 10" xlink:type="simple" xlink:show="embed" xlink:actuate="onLoad"/></draw:frame>есть действительный корень уравнения<draw:frame draw:style-name="fr1" draw:name="Object11" text:anchor-type="as-char" svg:y="-0.386cm" svg:width="1.639cm" svg:height="0.506cm" draw:z-index="10"><draw:object xlink:href="./Object 11" xlink:type="simple" xlink:show="embed" xlink:actuate="onLoad"/><draw:image xlink:href="./ObjectReplacements/Object 11" xlink:type="simple" xlink:show="embed" xlink:actuate="onLoad"/></draw:frame>и во всех точках этого отрезка производная<draw:frame draw:style-name="fr1" draw:name="Object12" text:anchor-type="as-char" svg:y="-0.437cm" svg:width="1.124cm" svg:height="0.557cm" draw:z-index="11"><draw:object xlink:href="./Object 12" xlink:type="simple" xlink:show="embed" xlink:actuate="onLoad"/><draw:image xlink:href="./ObjectReplacements/Object 12" xlink:type="simple" xlink:show="embed" xlink:actuate="onLoad"/></draw:frame>удовлетворяет неравенству<draw:frame draw:style-name="fr1" draw:name="Object13" text:anchor-type="as-char" svg:y="-0.437cm" svg:width="2.378cm" svg:height="0.559cm" draw:z-index="12"><draw:object xlink:href="./Object 13" xlink:type="simple" xlink:show="embed" xlink:actuate="onLoad"/><draw:image xlink:href="./ObjectReplacements/Object 13" xlink:type="simple" xlink:show="embed" xlink:actuate="onLoad"/></draw:frame>. <text:span text:style-name="T8">Если при этом выполняется условие</text:span><text:span text:style-name="T8"><draw:frame draw:style-name="fr1" draw:name="Object14" text:anchor-type="as-char" svg:y="-0.386cm" svg:width="2.2cm" svg:height="0.506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8">, то итерационный процесс сходится, а за нулевое приближение можно взять любое число из</text:span><text:span text:style-name="T8"><draw:frame draw:style-name="fr1" draw:name="Object15" text:anchor-type="as-char" svg:y="-0.377cm" svg:width="1.141cm" svg:height="0.482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8">.</text:span></text:p>
      <text:p text:style-name="P7">Замечание:</text:p>
      <text:p text:style-name="P8"><text:span text:style-name="T7">Чем меньше</text:span><text:span text:style-name="T7"><draw:frame draw:style-name="fr1" draw:name="Object16" text:anchor-type="as-char" svg:y="-0.437cm" svg:width="1.342cm" svg:height="0.559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7">, тем лучше сходится итерационный процесс, причем</text:span><text:span text:style-name="T7"><draw:frame draw:style-name="fr1" draw:name="Object17" text:anchor-type="as-char" svg:y="-0.386cm" svg:width="1.053cm" svg:height="0.506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7">подбирается таким образом, чтобы выполнялись условия теоремы.</text:span></text:p>
      <text:p text:style-name="P10"/>
      <text:p text:style-name="P5">Определение точности вычисленных приближенных значений корня.</text:p>
      <text:p text:style-name="P3"><text:span text:style-name="T9">Пусть</text:span><text:span text:style-name="T9"><draw:frame draw:style-name="fr1" draw:name="Object18" text:anchor-type="as-char" svg:y="-0.437cm" svg:width="0.504cm" svg:height="0.529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9">(«икс с чертой») — точное значение корня уравнения</text:span><text:span text:style-name="T9"><draw:frame draw:style-name="fr1" draw:name="Object19" text:anchor-type="as-char" svg:y="-0.386cm" svg:width="1.642cm" svg:height="0.51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9">, а число </text:span><text:span text:style-name="T9"><draw:frame draw:style-name="fr1" draw:name="Object20" text:anchor-type="as-char" svg:y="-0.377cm" svg:width="0.43cm" svg:height="0.469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9">определяется из соотношения</text:span><text:span text:style-name="T9"><draw:frame draw:style-name="fr1" draw:name="Object21" text:anchor-type="as-char" svg:y="-0.437cm" svg:width="2.381cm" svg:height="0.563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9">. Тогда также справедливо соотношение</text:span><text:span text:style-name="T9"><draw:frame draw:style-name="fr1" draw:name="Object22" text:anchor-type="as-char" svg:y="-0.621cm" svg:width="4.279cm" svg:height="1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9">.</text:span></text:p>
      <text:p text:style-name="P4"><text:span text:style-name="T9">Если</text:span><text:span text:style-name="T9"><draw:frame draw:style-name="fr1" draw:name="Object23" text:anchor-type="as-char" svg:y="-0.439cm" svg:width="2.302cm" svg:height="0.594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9">, то приближения</text:span><text:span text:style-name="T9"><draw:frame draw:style-name="fr1" draw:name="Object24" text:anchor-type="as-char" svg:y="-0.377cm" svg:width="0.51cm" svg:height="0.533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9">,</text:span><text:span text:style-name="T9"><draw:frame draw:style-name="fr1" draw:name="Object25" text:anchor-type="as-char" svg:y="-0.377cm" svg:width="1.476cm" svg:height="0.469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9">, нужно вычислять до тех пор, пока не будет выполнено </text:span><text:span text:style-name="T10">неравенство</text:span><text:span text:style-name="T10"><draw:frame draw:style-name="fr1" draw:name="Object26" text:anchor-type="as-char" svg:y="-0.66cm" svg:width="3.577cm" svg:height="1.041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2:24:35</meta:creation-date>
    <dc:language>ru-RU</dc:language>
    <dc:date>2016-12-07T14:59:52.353304052</dc:date>
    <meta:editing-cycles>11</meta:editing-cycles>
    <meta:editing-duration>PT40M30S</meta:editing-duration>
    <meta:generator>LibreOffice/5.1.4.2$Linux_X86_64 LibreOffice_project/10m0$Build-2</meta:generator>
    <meta:document-statistic meta:table-count="0" meta:image-count="0" meta:object-count="26" meta:page-count="1" meta:paragraph-count="10" meta:word-count="118" meta:character-count="970" meta:non-whitespace-character-count="859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
 )</annotation>
  </semantics>
</math>
</file>

<file path=Object 10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b ]</annotation>
  </semantics>
</math>
</file>

<file path=Object 11/content.xml><?xml version="1.0" encoding="utf-8"?>
<math xmlns="http://www.w3.org/1998/Math/MathML" display="block">
  <semantics>
    <mrow>
      <mrow>
        <mi>x</mi>
        <mo stretchy="false">=</mo>
        <mi mathvariant="normal">φ</mi>
      </mrow>
      <mrow>
        <mo fence="true" stretchy="false">(</mo>
        <mrow>
          <mi>x</mi>
        </mrow>
        <mo fence="true" stretchy="false">)</mo>
      </mrow>
    </mrow>
    <annotation encoding="StarMath 5.0">x=%varphi( x )</annotation>
  </semantics>
</math>
</file>

<file path=Object 12/content.xml><?xml version="1.0" encoding="utf-8"?>
<math xmlns="http://www.w3.org/1998/Math/MathML" display="block">
  <semantics>
    <mrow>
      <msup>
        <mi mathvariant="normal">φ</mi>
        <mi>'</mi>
      </msup>
      <mrow>
        <mo fence="true" stretchy="false">(</mo>
        <mrow>
          <mi>x</mi>
        </mrow>
        <mo fence="true" stretchy="false">)</mo>
      </mrow>
    </mrow>
    <annotation encoding="StarMath 5.0">%varphi^'( x )</annotation>
  </semantics>
</math>
</file>

<file path=Object 13/content.xml><?xml version="1.0" encoding="utf-8"?>
<math xmlns="http://www.w3.org/1998/Math/MathML" display="block">
  <semantics>
    <mrow>
      <mrow>
        <mo fence="true" stretchy="true">|</mo>
        <mrow>
          <mrow>
            <msup>
              <mi mathvariant="normal">φ</mi>
              <mi>'</mi>
            </msup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|</mo>
      </mrow>
      <mo stretchy="false">≤</mo>
      <mi>q</mi>
      <mo stretchy="false">&lt;</mo>
      <mn>1</mn>
    </mrow>
    <annotation encoding="StarMath 5.0">abs{ %varphi^'(x) }&lt;=q&lt;1</annotation>
  </semantics>
</math>
</file>

<file path=Object 14/content.xml><?xml version="1.0" encoding="utf-8"?>
<math xmlns="http://www.w3.org/1998/Math/MathML" display="block">
  <semantics>
    <mrow>
      <mrow>
        <mi>a</mi>
        <mo stretchy="false">≤</mo>
        <mi mathvariant="normal">φ</mi>
      </mrow>
      <mrow>
        <mrow>
          <mo fence="true" stretchy="false">(</mo>
          <mrow>
            <mi>x</mi>
          </mrow>
          <mo fence="true" stretchy="false">)</mo>
        </mrow>
        <mo stretchy="false">≤</mo>
        <mi>b</mi>
      </mrow>
    </mrow>
    <annotation encoding="StarMath 5.0">a&lt;=%varphi( x )&lt;=b</annotation>
  </semantics>
</math>
</file>

<file path=Object 15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b ]</annotation>
  </semantics>
</math>
</file>

<file path=Object 16/content.xml><?xml version="1.0" encoding="utf-8"?>
<math xmlns="http://www.w3.org/1998/Math/MathML" display="block">
  <semantics>
    <mrow>
      <mo fence="true" stretchy="true">|</mo>
      <mrow>
        <mrow>
          <msup>
            <mi mathvariant="normal">φ</mi>
            <mi>'</mi>
          </msup>
          <mrow>
            <mo fence="true" stretchy="false">(</mo>
            <mrow>
              <mi>x</mi>
            </mrow>
            <mo fence="true" stretchy="false">)</mo>
          </mrow>
        </mrow>
      </mrow>
      <mo fence="true" stretchy="true">|</mo>
    </mrow>
    <annotation encoding="StarMath 5.0">abs{ %varphi^'(x) }</annotation>
  </semantics>
</math>
</file>

<file path=Object 17/content.xml><?xml version="1.0" encoding="utf-8"?>
<math xmlns="http://www.w3.org/1998/Math/MathML" display="block">
  <semantics>
    <mrow>
      <mi mathvariant="normal">φ</mi>
      <mrow>
        <mo fence="true" stretchy="false">(</mo>
        <mrow>
          <mi>x</mi>
        </mrow>
        <mo fence="true" stretchy="false">)</mo>
      </mrow>
    </mrow>
    <annotation encoding="StarMath 5.0">%varphi( x )</annotation>
  </semantics>
</math>
</file>

<file path=Object 18/content.xml><?xml version="1.0" encoding="utf-8"?>
<math xmlns="http://www.w3.org/1998/Math/MathML" display="block">
  <semantics>
    <msup>
      <mi>x</mi>
      <mi>'</mi>
    </msup>
    <annotation encoding="StarMath 5.0">x^'</annotation>
  </semantics>
</math>
</file>

<file path=Object 19/content.xml><?xml version="1.0" encoding="utf-8"?>
<math xmlns="http://www.w3.org/1998/Math/MathML" display="block">
  <semantics>
    <mrow>
      <mrow>
        <mi>x</mi>
        <mo stretchy="false">=</mo>
        <mi mathvariant="normal">φ</mi>
      </mrow>
      <mrow>
        <mo fence="true" stretchy="false">(</mo>
        <mrow>
          <mi>x</mi>
        </mrow>
        <mo fence="true" stretchy="false">)</mo>
      </mrow>
    </mrow>
    <annotation encoding="StarMath 5.0">x=%varphi( x 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 x )=0
</annotation>
  </semantics>
</math>
</file>

<file path=Object 20/content.xml><?xml version="1.0" encoding="utf-8"?>
<math xmlns="http://www.w3.org/1998/Math/MathML" display="block">
  <semantics>
    <mi>q</mi>
    <annotation encoding="StarMath 5.0">q</annotation>
  </semantics>
</math>
</file>

<file path=Object 21/content.xml><?xml version="1.0" encoding="utf-8"?>
<math xmlns="http://www.w3.org/1998/Math/MathML" display="block">
  <semantics>
    <mrow>
      <mrow>
        <mo fence="true" stretchy="true">|</mo>
        <mrow>
          <mrow>
            <msup>
              <mi mathvariant="normal">φ</mi>
              <mi>'</mi>
            </msup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|</mo>
      </mrow>
      <mo stretchy="false">≤</mo>
      <mi>q</mi>
      <mo stretchy="false">&lt;</mo>
      <mn>1</mn>
    </mrow>
    <annotation encoding="StarMath 5.0">abs{ %varphi^'(x) }&lt;=q&lt;1</annotation>
  </semantics>
</math>
</file>

<file path=Object 22/content.xml><?xml version="1.0" encoding="utf-8"?>
<math xmlns="http://www.w3.org/1998/Math/MathML" display="block">
  <semantics>
    <mrow>
      <mrow>
        <mrow>
          <mo fence="true" stretchy="true">|</mo>
          <mrow>
            <mrow>
              <msup>
                <mi>x</mi>
                <mi>'</mi>
              </msup>
              <mo stretchy="false">−</mo>
              <msub>
                <mi>x</mi>
                <mi>n</mi>
              </msub>
            </mrow>
          </mrow>
          <mo fence="true" stretchy="true">|</mo>
        </mrow>
        <mo stretchy="false">=</mo>
        <mfrac>
          <mi>q</mi>
          <mrow>
            <mn>1</mn>
            <mo stretchy="false">−</mo>
            <mi>q</mi>
          </mrow>
        </mfrac>
      </mrow>
      <mrow>
        <mo fence="true" stretchy="true">|</mo>
        <mrow>
          <mrow>
            <msub>
              <mi>x</mi>
              <mi>n</mi>
            </msub>
            <mo stretchy="false">−</mo>
            <msub>
              <mi>x</mi>
              <mrow>
                <mi>n</mi>
                <mo stretchy="false">−</mo>
                <mn>1</mn>
              </mrow>
            </msub>
          </mrow>
        </mrow>
        <mo fence="true" stretchy="true">|</mo>
      </mrow>
    </mrow>
    <annotation encoding="StarMath 5.0">abs{ x^'-x_n }=q over { 1-q }abs{ x_n - x_{n-1} }</annotation>
  </semantics>
</math>
</file>

<file path=Object 23/content.xml><?xml version="1.0" encoding="utf-8"?>
<math xmlns="http://www.w3.org/1998/Math/MathML" display="block">
  <semantics>
    <mrow>
      <mrow>
        <mo fence="true" stretchy="true">|</mo>
        <mrow>
          <mrow>
            <msup>
              <mi>x</mi>
              <mi>'</mi>
            </msup>
            <mo stretchy="false">−</mo>
            <msub>
              <mi>x</mi>
              <mrow>
                <mi>n</mi>
                <mo stretchy="false">−</mo>
                <mn>1</mn>
              </mrow>
            </msub>
          </mrow>
        </mrow>
        <mo fence="true" stretchy="true">|</mo>
      </mrow>
      <mo stretchy="false">≤</mo>
      <mi mathvariant="normal">ϵ</mi>
    </mrow>
    <annotation encoding="StarMath 5.0">abs{ x^'-x_{n-1} }&lt;=%epsilon</annotation>
  </semantics>
</math>
</file>

<file path=Object 24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5/content.xml><?xml version="1.0" encoding="utf-8"?>
<math xmlns="http://www.w3.org/1998/Math/MathML" display="block">
  <semantics>
    <mrow>
      <mn>0</mn>
      <mo stretchy="false">≤</mo>
      <mi>i</mi>
      <mo stretchy="false">≤</mo>
      <mi>n</mi>
    </mrow>
    <annotation encoding="StarMath 5.0">0&lt;=i&lt;=n</annotation>
  </semantics>
</math>
</file>

<file path=Object 26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x</mi>
                <mi>n</mi>
              </msub>
              <mo stretchy="false">−</mo>
              <msub>
                <mi>x</mi>
                <mrow>
                  <mi>n</mi>
                  <mo stretchy="false">−</mo>
                  <mn>1</mn>
                </mrow>
              </msub>
            </mrow>
          </mrow>
          <mo fence="true" stretchy="true">|</mo>
        </mrow>
        <mo stretchy="false">≤</mo>
        <mi mathvariant="normal">ϵ</mi>
      </mrow>
      <mfrac>
        <mrow>
          <mo fence="true" stretchy="false">(</mo>
          <mrow>
            <mrow>
              <mn>1</mn>
              <mo stretchy="false">−</mo>
              <mi>q</mi>
            </mrow>
          </mrow>
          <mo fence="true" stretchy="false">)</mo>
        </mrow>
        <mi>q</mi>
      </mfrac>
    </mrow>
    <annotation encoding="StarMath 5.0">abs{ x_n - x_{ n-1 }}&lt;=%epsilon( 1-q ) over q</annotation>
  </semantics>
</math>
</file>

<file path=Object 3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 b ]</annotation>
  </semantics>
</math>
</file>

<file path=Object 4/content.xml><?xml version="1.0" encoding="utf-8"?>
<math xmlns="http://www.w3.org/1998/Math/MathML" display="block">
  <semantics>
    <mrow>
      <mrow>
        <mi>x</mi>
        <mo stretchy="false">=</mo>
        <mi mathvariant="normal">φ</mi>
      </mrow>
      <mrow>
        <mo fence="true" stretchy="false">(</mo>
        <mrow>
          <mi>x</mi>
        </mrow>
        <mo fence="true" stretchy="false">)</mo>
      </mrow>
    </mrow>
    <annotation encoding="StarMath 5.0">x= %varphi ( x )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 x )=0
</annotation>
  </semantics>
</math>
</file>

<file path=Object 6/content.xml><?xml version="1.0" encoding="utf-8"?>
<math xmlns="http://www.w3.org/1998/Math/MathML" display="block">
  <semantics>
    <mrow>
      <mrow>
        <msub>
          <mi>x</mi>
          <mn>0</mn>
        </msub>
        <mo stretchy="false">=</mo>
        <mi mathvariant="normal">φ</mi>
      </mrow>
      <mrow>
        <mo fence="true" stretchy="false">(</mo>
        <mrow>
          <mi>x</mi>
        </mrow>
        <mo fence="true" stretchy="false">)</mo>
      </mrow>
    </mrow>
    <annotation encoding="StarMath 5.0">x_0=%varphi( x )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row>
        <msub>
          <mi>x</mi>
          <mi>n</mi>
        </msub>
        <mo stretchy="false">=</mo>
        <mi mathvariant="normal">φ</mi>
      </mrow>
      <mrow>
        <mo fence="true" stretchy="false">(</mo>
        <mrow>
          <msub>
            <mi>x</mi>
            <mrow>
              <mi>n</mi>
              <mo stretchy="false">−</mo>
              <mn>1</mn>
            </mrow>
          </msub>
        </mrow>
        <mo fence="true" stretchy="false">)</mo>
      </mrow>
    </mrow>
    <annotation encoding="StarMath 5.0">x_n=%varphi( x_{n-1} )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 x )=0
</annotation>
  </semantics>
</math>
</file>